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040000006FC31ED1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>
      <style:graphic-properties style:protect="size"/>
    </style:style>
    <style:style style:name="pr1" style:family="presentation" style:parent-style-name="Title-subtitle">
      <style:graphic-properties draw:fill-color="#ffffff" fo:min-height="4.321cm"/>
    </style:style>
    <style:style style:name="pr2" style:family="presentation" style:parent-style-name="Title-subtitle">
      <style:graphic-properties draw:fill-color="#ffffff" fo:min-height="4.445cm" fo:padding-top="0.635cm" fo:padding-bottom="0.635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Slides-title">
      <style:graphic-properties draw:auto-grow-height="true" fo:min-height="3.506cm"/>
    </style:style>
    <style:style style:name="pr5" style:family="presentation" style:parent-style-name="Slides-outline1">
      <style:graphic-properties draw:fit-to-size="false" fo:min-height="13.609cm" text:animation="none"/>
    </style:style>
    <style:style style:name="pr6" style:family="presentation" style:parent-style-name="Slides-notes">
      <style:graphic-properties draw:fill-color="#ffffff" draw:auto-grow-height="true" fo:min-height="12.572cm"/>
    </style:style>
    <style:style style:name="pr7" style:family="presentation" style:parent-style-name="Slides-title">
      <style:graphic-properties fo:min-height="3.506cm"/>
    </style:style>
    <style:style style:name="pr8" style:family="presentation" style:parent-style-name="Slides-outline1">
      <style:graphic-properties draw:fit-to-size="false" fo:min-height="13.61cm"/>
    </style:style>
    <style:style style:name="pr9" style:family="presentation" style:parent-style-name="Slides-notes">
      <style:graphic-properties draw:fill-color="#ffffff" fo:min-height="12.572cm"/>
    </style:style>
    <style:style style:name="pr10" style:family="presentation" style:parent-style-name="Slides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family="Georgia" style:font-family-generic="roman" style:font-pitch="variable" fo:font-size="26pt" style:font-size-asian="26pt" style:font-size-complex="26pt"/>
    </style:style>
    <style:style style:name="P3" style:family="paragraph">
      <style:paragraph-properties fo:text-align="start"/>
    </style:style>
    <style:style style:name="T1" style:family="text">
      <style:text-properties fo:color="#e6e6e6" fo:font-family="Georgia" style:font-family-generic="roman" style:font-pitch="variable" fo:font-size="26pt" style:font-size-asian="26pt" style:font-size-complex="26pt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family="Georgia" style:font-family-generic="roman" style:font-pitch="variable"/>
    </style:style>
    <style:style style:name="T4" style:family="text">
      <style:text-properties fo:font-family="FreeSerif" style:font-family-generic="roman" style:font-pitch="variable" fo:font-style="italic" style:font-style-asian="italic" style:font-style-complex="italic"/>
    </style:style>
    <style:style style:name="T5" style:family="text">
      <style:text-properties fo:font-family="'Courier New'" style:font-family-generic="modern" style:font-pitch="fixed"/>
    </style:style>
    <style:style style:name="T6" style:family="text">
      <style:text-properties fo:font-family="FreeSerif" style:font-family-generic="roman" style:font-pitch="variable" fo:font-style="italic" style:font-style-asian="italic" style:font-style-complex="italic"/>
    </style:style>
    <style:style style:name="T7" style:family="text">
      <style:text-properties fo:font-family="'Courier New'" style:font-family-generic="modern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>
        <office:forms form:automatic-focus="false" form:apply-design-mode="true"/>
        <draw:frame presentation:style-name="pr1" draw:text-style-name="P1" draw:layer="layout" svg:width="25.4cm" svg:height="4.321cm" svg:x="1.27cm" svg:y="8.633cm" presentation:class="subtitle" presentation:user-transformed="true">
          <draw:text-box>
            <text:p text:style-name="P1">Node.js: a ten minute intro</text:p>
          </draw:text-box>
        </draw:frame>
        <draw:frame presentation:style-name="pr2" draw:text-style-name="P2" draw:layer="layout" svg:width="14.605cm" svg:height="5.715cm" svg:x="6.35cm" svg:y="12.7cm">
          <draw:text-box>
            <text:p text:style-name="P2"><text:span text:style-name="T1">Addison Higham</text:span></text:p>
            <text:p text:style-name="P2"><text:span text:style-name="T1">addisonj@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lides" presentation:presentation-page-layout-name="AL1T1" xml:id="id1" draw:id="id1">
        <office:forms form:automatic-focus="false" form:apply-design-mode="true"/>
        <draw:frame presentation:style-name="pr4" draw:text-style-name="P3" draw:layer="layout" svg:width="25.199cm" svg:height="3.506cm" svg:x="1.4cm" svg:y="0.837cm" presentation:class="title">
          <draw:text-box>
            <text:p text:style-name="P3">what is it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4">
              <text:list-item>
                <text:p>"Evented I/O for V8 javascript" - from nodejs.org</text:p>
                <text:list>
                  <text:list-item>
                    <text:p>Okay... so what is it?</text:p>
                  </text:list-item>
                  <text:list-item>
                    <text:p>Evented I/O - asynchronous I/O for web-servers, sockets, disk, and pretty much anything else you can think of</text:p>
                    <text:list>
                      <text:list-item>
                        <text:p>I know, still not that helpful, we will get to it, I promise.</text:p>
                      </text:list-item>
                    </text:list>
                  </text:list-item>
                  <text:list-item>
                    <text:p>Built on Google's (very fast) V8 javascript engine</text:p>
                  </text:list-item>
                </text:list>
              </text:list-item>
              <text:list-item>
                <text:p>In order to understand what 'evented I/O' means, we have to understand how I/O is traditionally done and the implications on system performance.</text:p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s" presentation:presentation-page-layout-name="AL1T1" xml:id="id2" draw:id="id2">
        <draw:frame presentation:style-name="pr7" draw:text-style-name="P3" draw:layer="layout" svg:width="25.199cm" svg:height="3.506cm" svg:x="1.4cm" svg:y="0.837cm" presentation:class="title">
          <draw:text-box>
            <text:p text:style-name="P3">'traditional' blocking I/O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4">
              <text:list-item>
                <text:p>When we think of I/O, we normally think of something like this:</text:p>
                <text:p><text:span text:style-name="T2">1</text:span><text:span text:style-name="T2"><text:tab/></text:span><text:span text:style-name="T2">gets(str); // gets input from user</text:span></text:p>
                <text:p><text:span text:style-name="T2">2</text:span><text:span text:style-name="T2"><text:tab/></text:span><text:span text:style-name="T2">printf('You said: %s', str);</text:span></text:p>
              </text:list-item>
              <text:list-item>
                <text:p><text:span text:style-name="T3">What really happens here? </text:span></text:p>
                <text:list>
                  <text:list-item>
                    <text:p><text:span text:style-name="T3">The </text:span><text:span text:style-name="T2">gets()</text:span><text:span text:style-name="T3"> call 'blocks' the execution of further instructions until we get something from the user</text:span></text:p>
                  </text:list-item>
                  <text:list-item>
                    <text:p><text:span text:style-name="T3">If the user never inputs anything, we never leave this state, boring!</text:span></text:p>
                  </text:list-item>
                </text:list>
              </text:list-item>
              <text:list-item>
                <text:p><text:span text:style-name="T3">Not a problem... unless we want to have multiple people use it at once</text:span></text:p>
                <text:list>
                  <text:list-item>
                    <text:p><text:span text:style-name="T3">For each connecting user, we have to spawn a new instance (not free)</text:span></text:p>
                  </text:list-item>
                </text:list>
              </text:list-item>
              <text:list-item>
                <text:p><text:span text:style-name="T3">We are wasting resources!</text:span></text:p>
                <text:list>
                  <text:list-item>
                    <text:p><text:span text:style-name="T3">While waiting for input, the process still has memory allocated but is doing nothing!</text:span></text:p>
                  </text:list-item>
                </text:list>
                <text:p/>
                <text:p/>
                <text:p/>
                <text:p/>
                <text:p/>
                <text:p><text:span text:style-name="T2"/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lides" presentation:presentation-page-layout-name="AL1T1" xml:id="id3" draw:id="id3">
        <draw:frame presentation:style-name="pr7" draw:text-style-name="P3" draw:layer="layout" svg:width="25.199cm" svg:height="3.506cm" svg:x="1.4cm" svg:y="0.837cm" presentation:class="title">
          <draw:text-box>
            <text:p text:style-name="P3">enter the callback</text:p>
          </draw:text-box>
        </draw:frame>
        <draw:frame presentation:style-name="pr10" draw:layer="layout" svg:width="25.199cm" svg:height="13.86cm" svg:x="1.471cm" svg:y="5.08cm" presentation:class="outline" presentation:user-transformed="true">
          <draw:text-box>
            <text:list text:style-name="L4">
              <text:list-item>
                <text:p>Hrm, quite a pickle! Seems really inefficient</text:p>
                <text:list>
                  <text:list-item>
                    <text:p>How about we change our paradigm? Instead of thinking in terms of sequential operations, we think it terms of when stuff is done – events!</text:p>
                  </text:list-item>
                  <text:list-item>
                    <text:p>We never need to spawn off new processes (threads) to get concurrency!</text:p>
                  </text:list-item>
                  <text:list-item>
                    <text:p>We get much better efficiency</text:p>
                  </text:list-item>
                </text:list>
              </text:list-item>
              <text:list-item>
                <text:p>Javascript was designed with events in mind</text:p>
              </text:list-item>
              <text:list-item>
                <text:p>Lets start simple, what does an 'evented' model look like?</text:p>
                <text:p/>
                <text:p><text:span text:style-name="T4">javascript callbacks - whats this do?</text:span></text:p>
                <text:p><text:span text:style-name="T5">1 <text:s text:c="2"/>setTimeout(function() {</text:span></text:p>
                <text:p><text:span text:style-name="T5">2 <text:s text:c="6"/>console.log('World');</text:span></text:p>
                <text:p><text:span text:style-name="T5">3 <text:s text:c="2"/>}, 1000); //milliseconds</text:span></text:p>
                <text:p><text:span text:style-name="T5">4 <text:s text:c="2"/>console.log('Hello');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lides" presentation:presentation-page-layout-name="AL1T1"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putting it all together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4">
              <text:list-item>
                <text:p>Well that was a contrived example, how about something more applicable?</text:p>
              </text:list-item>
              <text:list-item>
                <text:p>Let's pretend we are writing a webapp that queries a db to get a filename, reads the file from the disk, and then sends the file.</text:p>
                <text:p><text:span text:style-name="T6">php - 'classic' way of doing things</text:span></text:p>
                <text:p><text:span text:style-name="T2">1 <text:s/>$filename = db.query('SELECT ...');</text:span></text:p>
                <text:p><text:span text:style-name="T2">2 <text:s/>$data = readfile($filename);</text:span></text:p>
                <text:p><text:span text:style-name="T2">3 <text:s/>sendfile($data);</text:span></text:p>
                <text:p/>
              </text:list-item>
              <text:list-item>
                <text:p>It works! hooray! but is there a better way?</text:p>
                <text:list>
                  <text:list-item>
                    <text:p>We want our webapp to handle lots of users... so apache spawns threads for each user, gross!</text:p>
                  </text:list-item>
                  <text:list-item>
                    <text:p>While we are waiting db call and disk read, we are doing nothing, just taking up precious re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lides" presentation:presentation-page-layout-name="AL1T1">
        <draw:frame presentation:style-name="pr7" draw:text-style-name="P3" draw:layer="layout" svg:width="25.199cm" svg:height="3.506cm" svg:x="1.4cm" svg:y="0.837cm" presentation:class="title">
          <draw:text-box>
            <text:p text:style-name="P3">getting your async on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4">
              <text:list-item>
                <text:p>Using callbacks, we can transform our code into something like this...</text:p>
                <text:p><text:span text:style-name="T6">javascript - async I/O via callbacks</text:span></text:p>
                <text:p><text:span text:style-name="T2">1</text:span><text:span text:style-name="T2"><text:tab/></text:span><text:span text:style-name="T2">db.query('SELECT ...',function(filename) {</text:span></text:p>
                <text:p><text:span text:style-name="T2">2</text:span><text:span text:style-name="T2"><text:tab/></text:span><text:span text:style-name="T2"><text:tab/></text:span><text:span text:style-name="T2"><text:tab/></text:span><text:span text:style-name="T2"> <text:s/>readfile(filename, function(data) { </text:span></text:p>
                <text:p><text:span text:style-name="T2">3 </text:span><text:span text:style-name="T2"><text:tab/></text:span><text:span text:style-name="T2"><text:tab/></text:span><text:span text:style-name="T2"><text:tab/></text:span><text:span text:style-name="T2"> <text:s text:c="3"/>sendfile(data);</text:span></text:p>
                <text:p><text:span text:style-name="T2">4 <text:s text:c="3"/>});</text:span></text:p>
                <text:p><text:span text:style-name="T2">5</text:span><text:span text:style-name="T2"><text:tab/></text:span><text:span text:style-name="T2">});</text:span></text:p>
                <text:p/>
              </text:list-item>
              <text:list-item>
                <text:p>Huh? How is this better?</text:p>
                <text:list>
                  <text:list-item>
                    <text:p>We can simplify our lives, get rid of threads and have a single 'event loop'</text:p>
                  </text:list-item>
                  <text:list-item>
                    <text:p>We get awesome performance and better resource utilization!</text:p>
                  </text:list-item>
                  <text:list-item>
                    <text:p>Never get I/O blocked again!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lides" presentation:presentation-page-layout-name="AL1T1">
        <draw:frame presentation:style-name="pr7" draw:text-style-name="P3" draw:layer="layout" svg:width="25.199cm" svg:height="3.506cm" svg:x="1.4cm" svg:y="0.837cm" presentation:class="title">
          <draw:text-box>
            <text:p text:style-name="P3">hello world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4">
              <text:list-item>
                <text:p>This wouldn't be an intro without a hello world, right?</text:p>
                <text:p><text:span text:style-name="T7"/></text:p>
                <text:p><text:span text:style-name="T7">1</text:span><text:span text:style-name="T7"><text:tab/></text:span><text:span text:style-name="T7">var http = require('http');</text:span></text:p>
                <text:p><text:span text:style-name="T7">2</text:span><text:span text:style-name="T7"><text:tab/></text:span><text:span text:style-name="T7">http.createServer(function (req, res) {</text:span></text:p>
                <text:p><text:span text:style-name="T7">3</text:span><text:span text:style-name="T7"><text:tab/></text:span><text:span text:style-name="T7"><text:tab/></text:span><text:span text:style-name="T7">res.writeHead(200, {'Content-Type': 'text/plain'});</text:span></text:p>
                <text:p><text:span text:style-name="T7">4</text:span><text:span text:style-name="T7"><text:tab/></text:span><text:span text:style-name="T7"><text:tab/></text:span><text:span text:style-name="T7">res.end('Hello World\n');</text:span></text:p>
                <text:p><text:span text:style-name="T7">5</text:span><text:span text:style-name="T7"><text:tab/></text:span><text:span text:style-name="T7">}).listen(1337, "127.0.0.1");</text:span></text:p>
                <text:p><text:span text:style-name="T7">6</text:span><text:span text:style-name="T7"><text:tab/></text:span><text:span text:style-name="T7">console.log('Server running at http://127.0.0.1:1337/'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lides" presentation:presentation-page-layout-name="AL1T1">
        <draw:frame presentation:style-name="pr7" draw:text-style-name="P3" draw:layer="layout" svg:width="25.199cm" svg:height="3.506cm" svg:x="1.4cm" svg:y="0.837cm" presentation:class="title">
          <draw:text-box>
            <text:p text:style-name="P3">node, what is it good for?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4">
              <text:list-item>
                <text:p>Node (sadly) is not magic, its not good for every single use case, but there are plenty of things it does well</text:p>
                <text:list>
                  <text:list-item>
                    <text:p>'realtime' webapps</text:p>
                    <text:list>
                      <text:list-item>
                        <text:p>Feeds, games, chat - all of these are good fits for node where high volume and low response time is required</text:p>
                      </text:list-item>
                    </text:list>
                  </text:list-item>
                  <text:list-item>
                    <text:p>Work queues and long running processes</text:p>
                    <text:list>
                      <text:list-item>
                        <text:p>Instead of replacing your back end, a good start for node i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lides" presentation:presentation-page-layout-name="AL1T1"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what I am doing with it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4">
              <text:list-item>
                <text:p>Batch running code in the cloud</text:p>
                <text:list>
                  <text:list-item>
                    <text:p>I work in the stats department on campus, they needed something to allow students to run statistical code without installing tons of stuff</text:p>
                  </text:list-item>
                  <text:list-item>
                    <text:p>The processes are long running (really long), fits in great with an evented model</text:p>
                  </text:list-item>
                </text:list>
              </text:list-item>
              <text:list-item>
                <text:p>NeuronCloud – my startup</text:p>
                <text:list>
                  <text:list-item>
                    <text:p>A webapp that allows users to better keep track of the content that matters to them</text:p>
                  </text:list-item>
                  <text:list-item>
                    <text:p>Very data heavy, node makes it easy to stream data to the browser</text:p>
                  </text:list-item>
                  <text:list-item>
                    <text:p>Scalability, node does that to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lides" presentation:presentation-page-layout-name="AL1T1"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the best of the best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4">
              <text:list-item>
                <text:p>In starting you exploration of node, keep these packages in mind</text:p>
                <text:list>
                  <text:list-item>
                    <text:p>npm (npmjs.org) - <text:s/>THE node package manager</text:p>
                    <text:list>
                      <text:list-item>
                        <text:p>It is practically impossible to get dependency conflicts</text:p>
                      </text:list-item>
                      <text:list-item>
                        <text:p>All packages are installed locally to your project</text:p>
                      </text:list-item>
                    </text:list>
                  </text:list-item>
                  <text:list-item>
                    <text:p>express (expressjs.com) – a lightweight web framework inspired by sinatra</text:p>
                    <text:list>
                      <text:list-item>
                        <text:p>Simple and lightweight with a very modular plugin system</text:p>
                      </text:list-item>
                    </text:list>
                  </text:list-item>
                  <text:list-item>
                    <text:p>mysql bindings (github.com/felixge/node-mysql) – the most popular and feature complet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lides" presentation:presentation-page-layout-name="AL1T1">
        <draw:frame presentation:style-name="pr7" draw:text-style-name="P3" draw:layer="layout" svg:width="25.199cm" svg:height="3.506cm" svg:x="1.4cm" svg:y="0.837cm" presentation:class="title">
          <draw:text-box>
            <text:p text:style-name="P3">cool stuff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4">
              <text:list-item>
                <text:p>One of the most amazing parts of node is all the experimentation being done with it </text:p>
                <text:list>
                  <text:list-item>
                    <text:p>Since node is just javascript, we can share code with the browser!</text:p>
                    <text:list>
                      <text:list-item>
                        <text:p>Dnode (<text:a xlink:href="https://github.com/substack/dnode">https://github.com/substack/dnode</text:a>) allows you to call either methods on the server or methods on the client</text:p>
                      </text:list-item>
                      <text:list-item>
                        <text:p>Validate your models using the exact same code :)</text:p>
                      </text:list-item>
                    </text:list>
                  </text:list-item>
                  <text:list-item>
                    <text:p>New ways of communicating with the server</text:p>
                    <text:list>
                      <text:list-item>
                        <text:p>Socket.io (<text:a xlink:href="http://socket.io/">http://socket.io</text:a>) Use websockets, right now! Websockets allow you to have a constant connection with the server. Socket.io abstract it easily and provides browser compatibility back to IE 6.0</text:p>
                      </text:list-item>
                    </text:list>
                  </text:list-item>
                  <text:list-item>
                    <text:p>Get the DOM on your server</text:p>
                    <text:list>
                      <text:list-item>
                        <text:p>jsdom (<text:a xlink:href="https://github.com/tmpvar/jsdom">https://github.com/tmpvar/jsdom</text:a>) implements the DOM in javascript. Lots of cool applications, such as unit testing without a brows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lides" presentation:presentation-page-layout-name="AL1T1"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where to go from here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4">
              <text:list-item>
                <text:p>Install it! <text:a xlink:href="http://nodejs.org/">http://nodejs.org</text:a></text:p>
                <text:list>
                  <text:list-item>
                    <text:p>Best support on linux, but windows support is building</text:p>
                  </text:list-item>
                </text:list>
              </text:list-item>
              <text:list-item>
                <text:p>Get npm</text:p>
                <text:list>
                  <text:list-item>
                    <text:p><text:span text:style-name="T2">curl http://npmjs.org/install.sh | sh</text:span></text:p>
                  </text:list-item>
                  <text:list-item>
                    <text:p><text:span text:style-name="T3">Windows not yet supported, try this for now </text:span><text:span text:style-name="T3"><text:a xlink:href="https://github.com/japj/ryppi">https://github.com/japj/ryppi</text:a></text:span></text:p>
                  </text:list-item>
                </text:list>
              </text:list-item>
              <text:list-item>
                <text:p><text:span text:style-name="T3">Do something cool</text:span></text:p>
              </text:list-item>
              <text:list-item>
                <text:p><text:span text:style-name="T3">Get help</text:span></text:p>
                <text:list>
                  <text:list-item>
                    <text:p><text:span text:style-name="T3">IRC - #node.js on freenode – addisonj is my handle</text:span></text:p>
                  </text:list-item>
                  <text:list-item>
                    <text:p><text:span text:style-name="T3">Mailing lists - </text:span><text:span text:style-name="T3"><text:a xlink:href="http://groups.google.com/group/nodejs">http://groups.google.com/group/nodejs</text:a></text:span></text:p>
                  </text:list-item>
                  <text:list-item>
                    <text:p><text:span text:style-name="T3">Meetup? - I am trying to start a node.js group here, you are all welcome to attend, if you are interested, leave me your emai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lides" presentation:presentation-page-layout-name="AL1T1">
        <draw:frame presentation:style-name="pr7" draw:text-style-name="P3" draw:layer="layout" svg:width="25.199cm" svg:height="3.506cm" svg:x="1.4cm" svg:y="0.837cm" presentation:class="title">
          <draw:text-box>
            <text:p text:style-name="P3">downsides of node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4">
              <text:list-item>
                <text:p>Admittedly, there are some downsides</text:p>
                <text:list>
                  <text:list-item>
                    <text:p>To get serial I/O, we have to nest callbacks</text:p>
                    <text:list>
                      <text:list-item>
                        <text:p>If we have 6 I/O calls to make in a row, we have 6 levels of callback nesting</text:p>
                      </text:list-item>
                      <text:list-item>
                        <text:p>Can be harder to maintain</text:p>
                      </text:list-item>
                    </text:list>
                  </text:list-item>
                  <text:list-item>
                    <text:p>Still very young</text:p>
                    <text:list>
                      <text:list-item>
                        <text:p>Unlike PHP, there aren't de-facto standards or libraries for everything, its still being invented</text:p>
                      </text:list-item>
                      <text:list-item>
                        <text:p>Bugs aren't unheard of</text:p>
                      </text:list-item>
                    </text:list>
                  </text:list-item>
                  <text:list-item>
                    <text:p>Node only takes advantage of one CPU</text:p>
                    <text:list>
                      <text:list-item>
                        <text:p>If you have a 16 core box, node won't automatically use all 16 cores like apache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lides" presentation:presentation-page-layout-name="AL1T1"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fixing stuff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However, each of these has easy fixes</text:p>
                <text:list>
                  <text:list-item>
                    <text:p>Flow control libraries help make code less messy</text:p>
                  </text:list-item>
                  <text:list-item>
                    <text:p>NPM, the node package manager, makes finding good libraries easy and conflict free</text:p>
                  </text:list-item>
                  <text:list-item>
                    <text:p>We can have multiple node instances and load balance between them to get use of more c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s-background" style:family="presentation">
      <style:graphic-properties draw:stroke="none" draw:fill="solid" draw:fill-color="#353129" draw:fill-image-width="0cm" draw:fill-image-height="0cm"/>
      <style:text-properties style:letter-kerning="true"/>
    </style:style>
    <style:style style:name="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-outline1" style:family="presentation">
      <style:graphic-properties draw:stroke="none" draw:fill="none" draw:auto-grow-height="false" draw:fit-to-size="shrink-to-fit">
        <text:list-style style:name="Slide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text-indent="0cm"/>
      <style:text-properties fo:color="#e6e6ff" style:text-outline="false" style:text-line-through-style="none" fo:font-family="Georgia" style:font-style-name="Norm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outline2" style:family="presentation" style:parent-style-name="Slides-outline1">
      <style:paragraph-properties fo:margin-left="0cm" fo:margin-right="0cm" fo:margin-top="0cm" fo:margin-bottom="0.4cm" fo:text-indent="0cm"/>
      <style:text-properties fo:font-family="Georgia" style:font-style-name="Normal" style:font-family-generic="roman" style:font-pitch="variable" fo:font-size="18pt" style:font-size-asian="28pt" style:font-size-complex="28pt"/>
    </style:style>
    <style:style style:name="Slides-outline3" style:family="presentation" style:parent-style-name="Slides-outline2">
      <style:paragraph-properties fo:margin-top="0cm" fo:margin-bottom="0.3cm"/>
      <style:text-properties fo:font-size="18pt" style:font-size-asian="24pt" style:font-size-complex="24pt"/>
    </style:style>
    <style:style style:name="Slides-outline4" style:family="presentation" style:parent-style-name="Slides-outline3">
      <style:paragraph-properties fo:margin-top="0cm" fo:margin-bottom="0.2cm"/>
      <style:text-properties fo:font-size="20pt" style:font-size-asian="20pt" style:font-size-complex="20pt"/>
    </style:style>
    <style:style style:name="Slides-outline5" style:family="presentation" style:parent-style-name="Slides-outline4">
      <style:paragraph-properties fo:margin-top="0cm" fo:margin-bottom="0.1cm"/>
      <style:text-properties fo:font-family="'Courier New'" style:font-style-name="Normal" style:font-family-generic="modern" style:font-pitch="fixed" fo:font-size="16pt" style:font-size-asian="20pt" style:font-size-complex="20pt"/>
    </style:style>
    <style:style style:name="Slides-outline6" style:family="presentation" style:parent-style-name="Slides-outline5">
      <style:paragraph-properties fo:margin-top="0cm" fo:margin-bottom="0.1cm"/>
      <style:text-properties fo:font-size="20pt" style:font-size-asian="20pt" style:font-size-complex="20pt"/>
    </style:style>
    <style:style style:name="Slides-outline7" style:family="presentation" style:parent-style-name="Slides-outline6">
      <style:paragraph-properties fo:margin-top="0cm" fo:margin-bottom="0.1cm"/>
      <style:text-properties fo:font-size="20pt" style:font-size-asian="20pt" style:font-size-complex="20pt"/>
    </style:style>
    <style:style style:name="Slides-outline8" style:family="presentation" style:parent-style-name="Slides-outline7">
      <style:paragraph-properties fo:margin-top="0cm" fo:margin-bottom="0.1cm"/>
      <style:text-properties fo:font-size="20pt" style:font-size-asian="20pt" style:font-size-complex="20pt"/>
    </style:style>
    <style:style style:name="Slides-outline9" style:family="presentation" style:parent-style-name="Slides-outline8">
      <style:paragraph-properties fo:margin-top="0cm" fo:margin-bottom="0.1cm"/>
      <style:text-properties fo:font-size="20pt" style:font-size-asian="20pt" style:font-size-complex="20pt"/>
    </style:style>
    <style:style style:name="Slides-subtitle" style:family="presentation">
      <style:graphic-properties draw:stroke="none" draw:fill="none" draw:fill-image-width="0cm" draw:fill-image-height="0cm" draw:textarea-vertical-align="top" fo:padding-top="1.524cm" fo:padding-bottom="1.524cm">
        <text:list-style style:name="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e6e6e6" style:text-outline="false" style:text-line-through-style="none" fo:font-family="Georgia" style:font-style-name="Norm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title" style:family="presentation">
      <style:graphic-properties draw:stroke="none" draw:fill="none" draw:textarea-vertical-align="middle">
        <text:list-style style:name="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Georgia" style:font-style-name="Norm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353129" draw:fill-image-width="0cm" draw:fill-image-height="0cm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e6e6e6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Georgia" style:font-style-name="Norm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Georgia" style:font-style-name="Norm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5312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lid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s" style:page-layout-name="PM1" draw:style-name="Mdp1">
      <draw:frame draw:style-name="Mgr3" draw:text-style-name="MP3" draw:layer="backgroundobjects" svg:width="9.17cm" svg:height="3.914cm" svg:x="18.77cm" svg:y="17.041cm">
        <draw:image xlink:href="Pictures/10000201000001040000006FC31ED1A1.png" xlink:type="simple" xlink:show="embed" xlink:actuate="onLoad">
          <text:p/>
        </draw:image>
      </draw:frame>
      <draw:frame presentation:style-name="Slides-title" draw:layer="backgroundobjects" svg:width="25.199cm" svg:height="3.506cm" svg:x="1.4cm" svg:y="0.837cm" presentation:class="title" presentation:placeholder="true">
        <draw:text-box/>
      </draw:frame>
      <draw:frame presentation:style-name="Slid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lides-title" draw:layer="backgroundobjects" svg:width="13.968cm" svg:height="10.476cm" svg:x="3.81cm" svg:y="2.123cm" presentation:class="page"/>
        <draw:frame presentation:style-name="Slid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style-name="Mgr3" draw:text-style-name="MP3" draw:layer="backgroundobjects" svg:width="9.17cm" svg:height="3.914cm" svg:x="9.415cm" svg:y="4.341cm">
        <draw:image xlink:href="Pictures/10000201000001040000006FC31ED1A1.png" xlink:type="simple" xlink:show="embed" xlink:actuate="onLoad">
          <text:p/>
        </draw:image>
      </draw:frame>
      <draw:frame presentation:style-name="Title-title" draw:layer="backgroundobjects" svg:width="25.199cm" svg:height="3.506cm" svg:x="1.4cm" svg:y="0.837cm" presentation:class="title" presentation:placeholder="true">
        <draw:text-box/>
      </draw:frame>
      <draw:frame presentation:style-name="Title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ddison Higham</meta:initial-creator>
    <meta:creation-date>2011-08-09T13:09:59</meta:creation-date>
    <meta:editing-duration>PT4H18M8S</meta:editing-duration>
    <meta:editing-cycles>3</meta:editing-cycles>
    <dc:date>2011-08-09T17:44:03</dc:date>
    <dc:creator>Addison Higham</dc:creator>
    <meta:generator>LibreOffice/3.3$Unix LibreOffice_project/330m19$Build-202</meta:generator>
    <meta:document-statistic meta:object-count="90"/>
  </office:meta>
</office:document-meta>
</file>